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216169" officeooo:paragraph-rsid="00216169"/>
    </style:style>
    <style:style style:name="P2" style:family="paragraph" style:parent-style-name="Standard">
      <style:text-properties style:font-name="DejaVu Sans" officeooo:rsid="0026a2ce" officeooo:paragraph-rsid="0026a2ce"/>
    </style:style>
    <style:style style:name="P3" style:family="paragraph" style:parent-style-name="Standard">
      <style:text-properties style:font-name="DejaVu Sans" officeooo:rsid="00287b04" officeooo:paragraph-rsid="00287b04"/>
    </style:style>
    <style:style style:name="P4" style:family="paragraph" style:parent-style-name="Standard">
      <style:text-properties style:font-name="DejaVu Sans" officeooo:rsid="00287b04" officeooo:paragraph-rsid="00287b04"/>
    </style:style>
    <style:style style:name="P5" style:family="paragraph" style:parent-style-name="Standard">
      <style:text-properties style:font-name="DejaVu Sans" officeooo:rsid="0029468b" officeooo:paragraph-rsid="0029468b"/>
    </style:style>
    <style:style style:name="P6" style:family="paragraph" style:parent-style-name="Standard">
      <style:text-properties style:font-name="DejaVu Sans" officeooo:rsid="0029468b" officeooo:paragraph-rsid="0029ede9"/>
    </style:style>
    <style:style style:name="T1" style:family="text">
      <style:text-properties officeooo:rsid="0027ac57"/>
    </style:style>
    <style:style style:name="T2" style:family="text">
      <style:text-properties officeooo:rsid="0027b6b3"/>
    </style:style>
    <style:style style:name="T3" style:family="text">
      <style:text-properties officeooo:rsid="0029e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POUVOIR CONTACTER GIC AU SIEGE – FIN DE NON RECEVOIR </text:p>
      <text:p text:style-name="P1"/>
      <text:p text:style-name="P1"><text:span text:style-name="T2">2</text:span> OBTENIR FACTURE JUSTIFICATIVE POUR LES TRAVAUX </text:p>
      <text:p text:style-name="P1"/>
      <text:p text:style-name="P1"><text:s text:c="2"/><text:span text:style-name="T1">ET</text:span></text:p>
      <text:p text:style-name="P2"/>
      <text:p text:style-name="P2"><text:span text:style-name="T2">3</text:span> UTILISATION DU FONDS ALUR</text:p>
      <text:p text:style-name="P2"/>
      <text:p text:style-name="P3">4 INSCRIPTION A L’ORDRE DU JOUR : LE SYNDIC GIC EST DISPENSE DE TRAITER LE COURRIER RAR QUI LUI EST ADRESSE AU SIEGE 97 AV DE LA REPUBLIQUE </text:p>
      <text:p text:style-name="P3">94120 FONTENAY SOUS BOIS</text:p>
      <text:p text:style-name="P3"/>
      <text:p text:style-name="P5">CRITIQUES <text:span text:style-name="T3">(pour 2025 seulement)</text:span>:</text:p>
      <text:p text:style-name="P5">- Incapable d’organiser un RDV avec un plombier</text:p>
      <text:p text:style-name="P5">- Grand livre écritures de 2020 dans les comptes 2026</text:p>
      <text:p text:style-name="P5">- Ne sais pas convoquer une AG en respectant les délais règlementaires</text:p>
      <text:p text:style-name="P5">- Incapable de faire des appels de fonds sans erreur (+ 10%)</text:p>
      <text:p text:style-name="P6">- SE PERMET de CENSURER/<text:span text:style-name="T3">REFUSER</text:span> demande <text:span text:style-name="T3">d’information au Conseil Syndical (Mme WAJNTRETER)</text:span></text:p>
      <text:p text:style-name="P6"><text:span text:style-name="T3">- Refuse le courrier RAR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2:37:16.326635943</meta:creation-date>
    <meta:generator>LibreOffice/24.2.7.2$Linux_X86_64 LibreOffice_project/420$Build-2</meta:generator>
    <dc:date>2026-01-19T11:23:38.308556851</dc:date>
    <meta:editing-duration>PT30M40S</meta:editing-duration>
    <meta:editing-cycles>9</meta:editing-cycles>
    <meta:document-statistic meta:table-count="0" meta:image-count="0" meta:object-count="0" meta:page-count="1" meta:paragraph-count="13" meta:word-count="118" meta:character-count="676" meta:non-whitespace-character-count="564"/>
  </office:meta>
</office:document-meta>
</file>